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Cell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CellMode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CellModel.setSpanState( State spa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CellModel.setJavascript( String java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CellModel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CellModel.getSpan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